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body>
    <office:text>
      <text:h text:outline-level="1" text:style-name="heading1">123</text:h>
      <text:h text:outline-level="2" text:style-name="heading2">456</text:h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efault-outline-level="2" style:display-name="heading 2" style:family="paragraph" style:name="heading2" style:next-style-name="Standard" style:parent-style-name="Standard">
      <style:paragraph-properties/>
      <style:text-properties fo:color="#4F81BD" fo:font-size="13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3</dc:date>
    <meta:editing-cycles>2</meta:editing-cycles>
    <meta:editing-duration>PT0.051S</meta:editing-duration>
  </office:meta>
</office:document-meta>
</file>